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Господарите на утрешният ден</text:p>
      <text:p text:style-name="Normal"/>
      <text:p text:style-name="Normal">Техните отровени пръсти, които написаха отровните редове, променяйки историята за цялото човечество, оставайки народа да останат объркани.</text:p>
      <text:p text:style-name="Normal"/>
      <text:p text:style-name="Normal">Неспособни да различават лъжите от истината и доброто от злото, истината, която стои пред собствените им очи. Желанието за по-добро утре, чакайки хората да се събудят от съня, който ги е държал в комфорт от десетилетия.</text:p>
      <text:p text:style-name="Normal"/>
      <text:p text:style-name="Normal">Да живееш в свят, в който бялото е черно и черното е бяло, тишината ни убива с всяка изминаваща секунда. В свят, пълен с лъжи казването на истината е престъпление.</text:p>
      <text:p text:style-name="Normal"/>
      <text:p text:style-name="Normal">Бъдейки далеч от реалният свят, който те заобикаля. Фалшива история написана черно на бяло, давайки ни фалшиво усещане за миналото. Чуването на една и съща лъжа хиляди пъти, започва да се превръща в горчиво-сладката истина, която никога не си искал.</text:p>
      <text:p text:style-name="Normal"/>
      <text:p text:style-name="Normal">Когато мнението ти излезе от устата ти, хората ти казват че то няма никаква стойност за тях и че трябва да мислиш по същият начин, по който мислят те. Разрушавайки уникалността, която Бог някога им бе дал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55:00Z</meta:creation-date>
    <dc:date>2023-10-25T09:42:00Z</dc:date>
    <meta:template xlink:href="Normal.dotm" xlink:type="simple"/>
    <meta:editing-cycles>24</meta:editing-cycles>
    <meta:editing-duration>PT780S</meta:editing-duration>
    <meta:document-statistic meta:page-count="1" meta:paragraph-count="2" meta:word-count="151" meta:character-count="1011" meta:row-count="7" meta:non-whitespace-character-count="862"/>
  </office:meta>
</office:document-meta>
</file>